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0" table:default-cell-style-name="Default"/>
        <table:table-column table:style-name="co19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216.36363636364">
            <text:p>121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76.36363636364">
            <text:p>157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1140">
            <text:p>114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C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576.36363636364">
            <text:p>157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0" office:value-type="float" office:value="380">
            <text:p>380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table:number-columns-repeated="4"/>
          <table:table-cell table:formula="of:=SUM([.B56:.F56])" office:value-type="float" office:value="5000">
            <text:p>5000</text:p>
          </table:table-cell>
          <table:table-cell table:style-name="ce8" table:formula="of:=SUM([.B70:.D70];[.F70])" office:value-type="float" office:value="416.666666666667">
            <text:p>416.6666666667</text:p>
          </table:table-cell>
          <table:table-cell office:value-type="string">
            <text:p>Անի Գ․</text:p>
          </table:table-cell>
          <table:table-cell/>
          <table:table-cell office:value-type="float" office:value="12000">
            <text:p>12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70:.F70])" office:value-type="float" office:value="416.666666666667">
            <text:p>41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416.666666666667">
            <text:p>41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416.666666666667">
            <text:p>41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70:.F70])" office:value-type="float" office:value="416.666666666667">
            <text:p>41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416.666666666667">
            <text:p>41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416.666666666667">
            <text:p>416.666666666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70:.F70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416.666666666667">
            <text:p>41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70:.F70])" office:value-type="float" office:value="416.666666666667">
            <text:p>416.6666666667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70:.F70])" office:value-type="float" office:value="416.666666666667">
            <text:p>41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Nane</text:p>
          </table:table-cell>
          <table:table-cell table:number-columns-repeated="4"/>
          <table:table-cell table:style-name="Default"/>
          <table:table-cell table:formula="of:=SUM([.B70:.G70])" office:value-type="float" office:value="416.666666666667">
            <text:p>416.6666666667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70:.F70])" office:value-type="float" office:value="416.666666666667">
            <text:p>41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number-columns-repeated="3"/>
          <table:table-cell table:style-name="ce2"/>
          <table:table-cell table:style-name="Default"/>
          <table:table-cell table:style-name="ce41" table:formula="of:=SUM([.H56:.H69])" office:value-type="float" office:value="5000">
            <text:p>50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12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8T12:27:31</dc:date>
    <meta:editing-duration>P1DT12H10M29S</meta:editing-duration>
    <meta:editing-cycles>877</meta:editing-cycles>
    <meta:generator>OpenOffice/4.1.1$Unix OpenOffice.org_project/411m6$Build-9775</meta:generator>
    <dc:creator>employee employee</dc:creator>
    <meta:document-statistic meta:table-count="7" meta:cell-count="2095" meta:object-count="0"/>
  </office:meta>
</office:document-meta>
</file>